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9999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9" style:family="graphic" style:parent-style-name="standard">
      <style:graphic-properties draw:fill="solid" draw:fill-color="#ff8080" draw:textarea-horizontal-align="center" draw:textarea-vertical-align="middle"/>
    </style:style>
    <style:style style:name="gr10" style:family="graphic" style:parent-style-name="standard">
      <style:graphic-properties draw:fill="solid" draw:fill-color="#e6e6ff"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9966cc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fo:min-height="0.508cm" draw:shadow="hidden"/>
    </style:style>
    <style:style style:name="gr17" style:family="graphic" style:parent-style-name="standard">
      <style:graphic-properties draw:fill="solid" draw:fill-color="#808080" draw:textarea-horizontal-align="center" draw:textarea-vertical-align="middle"/>
    </style:style>
    <style:style style:name="gr18" style:family="graphic" style:parent-style-name="standard">
      <style:graphic-properties draw:fill="solid" draw:fill-color="#e6e6ff" draw:textarea-horizontal-align="center" draw:textarea-vertical-align="middle"/>
    </style:style>
    <style:style style:name="gr19" style:family="graphic" style:parent-style-name="standard">
      <style:graphic-properties draw:marker-end="Arrow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0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fo:font-weight="bold"/>
    </style:style>
    <style:style style:name="T3" style:family="text">
      <style:text-properties fo:font-size="10pt"/>
    </style:style>
    <style:style style:name="T4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543cm" svg:height="10.452cm" svg:x="0.347cm" svg:y="4.442cm">
          <text:p text:style-name="P5"/>
        </draw:rect>
        <draw:rect draw:style-name="gr2" draw:text-style-name="P1" draw:layer="layout" svg:width="14.519cm" svg:height="1.935cm" svg:x="0.371cm" svg:y="2.54cm">
          <text:p text:style-name="P5"/>
        </draw:rect>
        <draw:rect draw:style-name="gr3" draw:text-style-name="P1" draw:layer="layout" svg:width="1.104cm" svg:height="1.041cm" svg:x="13.774cm" svg:y="2.467cm">
          <text:p text:style-name="P5"/>
        </draw:rect>
        <draw:rect draw:style-name="gr3" draw:text-style-name="P1" draw:layer="layout" svg:width="14.519cm" svg:height="2.252cm" svg:x="0.371cm" svg:y="0.313cm">
          <text:p text:style-name="P5"/>
        </draw:rect>
        <draw:rect draw:style-name="gr2" draw:text-style-name="P1" draw:layer="layout" svg:width="3.472cm" svg:height="3.082cm" svg:x="11.418cm" svg:y="4.442cm">
          <text:p text:style-name="P5"/>
        </draw:rect>
        <draw:rect draw:style-name="gr1" draw:text-style-name="P1" draw:layer="layout" svg:width="1.573cm" svg:height="2.055cm" svg:x="11.161cm" svg:y="5.478cm">
          <text:p text:style-name="P5"/>
        </draw:rect>
        <draw:line draw:style-name="gr4" draw:text-style-name="P1" draw:layer="layout" svg:x1="12.163cm" svg:y1="5.98cm" svg:x2="12.163cm" svg:y2="12.212cm">
          <text:p text:style-name="P5"/>
        </draw:line>
        <draw:rect draw:style-name="gr5" draw:text-style-name="P3" draw:layer="layout" svg:width="2.467cm" svg:height="0.37cm" svg:x="6.883cm" svg:y="10.809cm">
          <text:p text:style-name="P2"><text:span text:style-name="T1">config-support</text:span></text:p>
        </draw:rect>
        <draw:rect draw:style-name="gr6" draw:text-style-name="P3" draw:layer="layout" svg:width="1.129cm" svg:height="0.654cm" svg:x="12.909cm" svg:y="1.79cm">
          <text:p text:style-name="P2"><text:span text:style-name="T1">asf-</text:span><text:span text:style-name="T1"><text:line-break/></text:span><text:span text:style-name="T1">library</text:span></text:p>
        </draw:rect>
        <draw:rect draw:style-name="gr7" draw:text-style-name="P3" draw:layer="layout" svg:width="0.967cm" svg:height="0.597cm" svg:x="12.855cm" svg:y="3.897cm">
          <text:p text:style-name="P2"><text:span text:style-name="T1">sdf-</text:span></text:p>
          <text:p text:style-name="P2"><text:span text:style-name="T1">library</text:span></text:p>
        </draw:rect>
        <draw:rect draw:style-name="gr5" draw:text-style-name="P3" draw:layer="layout" svg:width="5.934cm" svg:height="0.335cm" svg:x="4.896cm" svg:y="12.249cm">
          <text:p text:style-name="P2"><text:span text:style-name="T1">tide-support</text:span></text:p>
        </draw:rect>
        <draw:rect draw:style-name="gr5" draw:text-style-name="P3" draw:layer="layout" svg:width="0.903cm" svg:height="0.713cm" svg:x="9.694cm" svg:y="7.979cm">
          <text:p text:style-name="P2"><text:span text:style-name="T1">term-</text:span></text:p>
          <text:p text:style-name="P2"><text:span text:style-name="T1">store</text:span></text:p>
        </draw:rect>
        <draw:g>
          <draw:rect draw:style-name="gr8" draw:text-style-name="P4" draw:layer="layout" svg:width="14.603cm" svg:height="3.524cm" svg:x="0.347cm" svg:y="16.171cm">
            <text:p text:style-name="P5"/>
          </draw:rect>
          <draw:rect draw:style-name="gr5" draw:text-style-name="P3" draw:layer="layout" svg:width="2.096cm" svg:height="0.335cm" svg:x="3.27cm" svg:y="18.975cm">
            <text:p text:style-name="P2"><text:span text:style-name="T1">aterm</text:span></text:p>
          </draw:rect>
          <draw:rect draw:style-name="gr5" draw:text-style-name="P3" draw:layer="layout" svg:width="5.93cm" svg:height="0.335cm" svg:x="1.337cm" svg:y="17.978cm">
            <text:p text:style-name="P2"><text:span text:style-name="T1">toolbuslib</text:span></text:p>
          </draw:rect>
          <draw:rect draw:style-name="gr5" draw:text-style-name="P3" draw:layer="layout" svg:width="2.243cm" svg:height="0.335cm" svg:x="5.041cm" svg:y="16.997cm">
            <text:p text:style-name="P2"><text:span text:style-name="T1">toolbus</text:span></text:p>
          </draw:rect>
          <draw:rect draw:style-name="gr5" draw:text-style-name="P3" draw:layer="layout" svg:width="2.853cm" svg:height="0.335cm" svg:x="11.238cm" svg:y="18.997cm">
            <text:p text:style-name="P2"><text:span text:style-name="T1">shared-objects</text:span></text:p>
          </draw:rect>
          <draw:rect draw:style-name="gr5" draw:text-style-name="P3" draw:layer="layout" svg:width="2.839cm" svg:height="0.335cm" svg:x="7.865cm" svg:y="19.019cm">
            <text:p text:style-name="P2"><text:span text:style-name="T1">JJTraveler</text:span></text:p>
          </draw:rect>
          <draw:rect draw:style-name="gr9" draw:text-style-name="P3" draw:layer="layout" svg:width="3.208cm" svg:height="0.335cm" svg:x="1.367cm" svg:y="16.994cm">
            <text:p text:style-name="P2"><text:span text:style-name="T1">error-support</text:span></text:p>
          </draw:rect>
          <draw:line draw:style-name="gr4" draw:text-style-name="P1" draw:layer="layout" svg:x1="6.089cm" svg:y1="17.319cm" svg:x2="6.089cm" svg:y2="17.98cm">
            <text:p text:style-name="P5"/>
          </draw:line>
          <draw:line draw:style-name="gr4" draw:text-style-name="P1" draw:layer="layout" svg:x1="3.065cm" svg:y1="17.336cm" svg:x2="3.065cm" svg:y2="17.997cm">
            <text:p text:style-name="P5"/>
          </draw:line>
          <draw:line draw:style-name="gr4" draw:text-style-name="P1" draw:layer="layout" svg:x1="9.284cm" svg:y1="18.174cm" svg:x2="9.284cm" svg:y2="18.981cm">
            <text:p text:style-name="P5"/>
          </draw:line>
          <draw:line draw:style-name="gr4" draw:text-style-name="P1" draw:layer="layout" svg:x1="12.657cm" svg:y1="18.236cm" svg:x2="12.657cm" svg:y2="19.043cm">
            <text:p text:style-name="P5"/>
          </draw:line>
          <draw:rect draw:style-name="gr5" draw:text-style-name="P3" draw:layer="layout" svg:width="4.257cm" svg:height="0.335cm" svg:x="8.879cm" svg:y="17.9cm">
            <text:p text:style-name="P2"><text:span text:style-name="T1">aterm-java</text:span></text:p>
          </draw:rect>
          <draw:line draw:style-name="gr4" draw:text-style-name="P1" draw:layer="layout" svg:x1="11.015cm" svg:y1="17.171cm" svg:x2="11.016cm" svg:y2="17.921cm">
            <text:p text:style-name="P5"/>
          </draw:line>
          <draw:rect draw:style-name="gr5" draw:text-style-name="P3" draw:layer="layout" svg:width="4.148cm" svg:height="0.335cm" svg:x="8.879cm" svg:y="16.938cm">
            <text:p text:style-name="P2"><text:span text:style-name="T1">toolbus-java-adapter</text:span></text:p>
          </draw:rect>
          <draw:line draw:style-name="gr4" draw:text-style-name="P1" draw:layer="layout" svg:x1="4.31cm" svg:y1="18.332cm" svg:x2="4.31cm" svg:y2="18.948cm">
            <text:p text:style-name="P5"/>
          </draw:line>
        </draw:g>
        <draw:rect draw:style-name="gr5" draw:text-style-name="P3" draw:layer="layout" svg:width="1.129cm" svg:height="0.677cm" svg:x="0.752cm" svg:y="8.027cm">
          <text:p text:style-name="P2"><text:span text:style-name="T1">io-</text:span></text:p>
          <text:p text:style-name="P2"><text:span text:style-name="T1">support</text:span></text:p>
        </draw:rect>
        <draw:rect draw:style-name="gr10" draw:text-style-name="P3" draw:layer="layout" svg:width="1.51cm" svg:height="0.335cm" svg:x="1.045cm" svg:y="13.777cm">
          <text:p text:style-name="P2"><text:span text:style-name="T1">graphviz</text:span></text:p>
        </draw:rect>
        <draw:line draw:style-name="gr4" draw:text-style-name="P1" draw:layer="layout" svg:x1="1.347cm" svg:y1="7.321cm" svg:x2="1.348cm" svg:y2="8.047cm">
          <text:p text:style-name="P5"/>
        </draw:line>
        <draw:line draw:style-name="gr4" draw:text-style-name="P1" draw:layer="layout" svg:x1="1.722cm" svg:y1="5.864cm" svg:x2="1.723cm" svg:y2="6.759cm">
          <text:p text:style-name="P5"/>
        </draw:line>
        <draw:line draw:style-name="gr4" draw:text-style-name="P1" draw:layer="layout" svg:x1="1.968cm" svg:y1="7.398cm" svg:x2="1.968cm" svg:y2="9.494cm">
          <text:p text:style-name="P5"/>
        </draw:line>
        <draw:line draw:style-name="gr4" draw:text-style-name="P1" draw:layer="layout" svg:x1="2.843cm" svg:y1="5.862cm" svg:x2="2.842cm" svg:y2="8.023cm">
          <text:p text:style-name="P5"/>
        </draw:line>
        <draw:line draw:style-name="gr4" draw:text-style-name="P1" draw:layer="layout" svg:x1="4.016cm" svg:y1="7.451cm" svg:x2="4.01cm" svg:y2="9.5cm">
          <text:p text:style-name="P5"/>
        </draw:line>
        <draw:line draw:style-name="gr4" draw:text-style-name="P1" draw:layer="layout" svg:x1="3.835cm" svg:y1="5.744cm" svg:x2="3.835cm" svg:y2="6.743cm">
          <text:p text:style-name="P5"/>
        </draw:line>
        <draw:line draw:style-name="gr4" draw:text-style-name="P1" draw:layer="layout" svg:x1="4.758cm" svg:y1="5.967cm" svg:x2="4.753cm" svg:y2="8.045cm">
          <text:p text:style-name="P5"/>
        </draw:line>
        <draw:line draw:style-name="gr4" draw:text-style-name="P1" draw:layer="layout" svg:x1="4.796cm" svg:y1="8.614cm" svg:x2="4.796cm" svg:y2="9.502cm">
          <text:p text:style-name="P5"/>
        </draw:line>
        <draw:rect draw:style-name="gr11" draw:text-style-name="P3" draw:layer="layout" svg:width="0.839cm" svg:height="0.677cm" svg:x="4.355cm" svg:y="8.027cm">
          <text:p text:style-name="P2"><text:span text:style-name="T1">error-</text:span></text:p>
          <text:p text:style-name="P2"><text:span text:style-name="T1">gui</text:span></text:p>
        </draw:rect>
        <draw:line draw:style-name="gr4" draw:text-style-name="P1" draw:layer="layout" svg:x1="5.561cm" svg:y1="7.454cm" svg:x2="5.561cm" svg:y2="9.501cm">
          <text:p text:style-name="P5"/>
        </draw:line>
        <draw:line draw:style-name="gr4" draw:text-style-name="P1" draw:layer="layout" svg:x1="5.588cm" svg:y1="5.785cm" svg:x2="5.588cm" svg:y2="6.769cm">
          <text:p text:style-name="P5"/>
        </draw:line>
        <draw:line draw:style-name="gr4" draw:text-style-name="P1" draw:layer="layout" svg:x1="6.274cm" svg:y1="6.059cm" svg:x2="6.274cm" svg:y2="8.055cm">
          <text:p text:style-name="P5"/>
        </draw:line>
        <draw:line draw:style-name="gr4" draw:text-style-name="P1" draw:layer="layout" svg:x1="6.266cm" svg:y1="8.511cm" svg:x2="6.266cm" svg:y2="9.495cm">
          <text:p text:style-name="P5"/>
        </draw:line>
        <draw:rect draw:style-name="gr11" draw:text-style-name="P3" draw:layer="layout" svg:width="0.952cm" svg:height="0.709cm" svg:x="5.807cm" svg:y="8.015cm">
          <text:p text:style-name="P2"><text:span text:style-name="T1">editor-</text:span></text:p>
          <text:p text:style-name="P2"><text:span text:style-name="T1">plugin</text:span></text:p>
        </draw:rect>
        <draw:line draw:style-name="gr4" draw:text-style-name="P1" draw:layer="layout" svg:x1="7.129cm" svg:y1="5.81cm" svg:x2="7.129cm" svg:y2="6.794cm">
          <text:p text:style-name="P5"/>
        </draw:line>
        <draw:line draw:style-name="gr4" draw:text-style-name="P1" draw:layer="layout" svg:x1="7.133cm" svg:y1="7.407cm" svg:x2="7.132cm" svg:y2="9.506cm">
          <text:p text:style-name="P5"/>
        </draw:line>
        <draw:line draw:style-name="gr4" draw:text-style-name="P1" draw:layer="layout" svg:x1="8.023cm" svg:y1="5.972cm" svg:x2="8.022cm" svg:y2="8.036cm">
          <text:p text:style-name="P5"/>
        </draw:line>
        <draw:line draw:style-name="gr4" draw:text-style-name="P1" draw:layer="layout" svg:x1="3.718cm" svg:y1="12.636cm" svg:x2="3.718cm" svg:y2="13.788cm">
          <text:p text:style-name="P5"/>
        </draw:line>
        <draw:line draw:style-name="gr4" draw:text-style-name="P1" draw:layer="layout" svg:x1="4.638cm" svg:y1="9.498cm" svg:x2="4.638cm" svg:y2="13.756cm">
          <text:p text:style-name="P5"/>
        </draw:line>
        <draw:line draw:style-name="gr12" draw:text-style-name="P1" draw:layer="layout" svg:x1="5.396cm" svg:y1="9.853cm" svg:x2="5.396cm" svg:y2="10.821cm">
          <text:p text:style-name="P5"/>
        </draw:line>
        <draw:line draw:style-name="gr4" draw:text-style-name="P1" draw:layer="layout" svg:x1="5.363cm" svg:y1="11.111cm" svg:x2="5.363cm" svg:y2="12.257cm">
          <text:p text:style-name="P5"/>
        </draw:line>
        <draw:line draw:style-name="gr4" draw:text-style-name="P1" draw:layer="layout" svg:x1="9.076cm" svg:y1="5.79cm" svg:x2="9.076cm" svg:y2="6.774cm">
          <text:p text:style-name="P5"/>
        </draw:line>
        <draw:line draw:style-name="gr4" draw:text-style-name="P1" draw:layer="layout" svg:x1="9.055cm" svg:y1="7.244cm" svg:x2="9.047cm" svg:y2="10.724cm">
          <text:p text:style-name="P5"/>
        </draw:line>
        <draw:line draw:style-name="gr4" draw:text-style-name="P1" draw:layer="layout" svg:x1="10.952cm" svg:y1="5.902cm" svg:x2="10.951cm" svg:y2="9.403cm">
          <text:p text:style-name="P5"/>
        </draw:line>
        <draw:line draw:style-name="gr4" draw:text-style-name="P1" draw:layer="layout" svg:x1="10.964cm" svg:y1="9.559cm" svg:x2="10.961cm" svg:y2="13.776cm">
          <text:p text:style-name="P5"/>
        </draw:line>
        <draw:line draw:style-name="gr4" draw:text-style-name="P1" draw:layer="layout" svg:x1="10.161cm" svg:y1="5.95cm" svg:x2="10.161cm" svg:y2="7.949cm">
          <text:p text:style-name="P5"/>
        </draw:line>
        <draw:line draw:style-name="gr4" draw:text-style-name="P1" draw:layer="layout" svg:x1="10.381cm" svg:y1="11.095cm" svg:x2="10.382cm" svg:y2="12.24cm">
          <text:p text:style-name="P5"/>
        </draw:line>
        <draw:rect draw:style-name="gr7" draw:text-style-name="P3" draw:layer="layout" svg:width="11.566cm" svg:height="0.335cm" svg:x="3.251cm" svg:y="13.765cm">
          <text:p text:style-name="P2"><text:span text:style-name="T1">pt-support</text:span></text:p>
        </draw:rect>
        <draw:line draw:style-name="gr4" draw:text-style-name="P1" draw:layer="layout" svg:x1="11.319cm" svg:y1="5.921cm" svg:x2="11.319cm" svg:y2="6.769cm">
          <text:p text:style-name="P5"/>
        </draw:line>
        <draw:line draw:style-name="gr4" draw:text-style-name="P1" draw:layer="layout" svg:x1="12.514cm" svg:y1="5.29cm" svg:x2="12.515cm" svg:y2="10.782cm">
          <text:p text:style-name="P5"/>
        </draw:line>
        <draw:line draw:style-name="gr4" draw:text-style-name="P1" draw:layer="layout" svg:x1="12.996cm" svg:y1="5.206cm" svg:x2="12.991cm" svg:y2="6.72cm">
          <text:p text:style-name="P5"/>
        </draw:line>
        <draw:line draw:style-name="gr4" draw:text-style-name="P1" draw:layer="layout" svg:x1="13.507cm" svg:y1="7.329cm" svg:x2="13.515cm" svg:y2="13.692cm">
          <text:p text:style-name="P5"/>
        </draw:line>
        <draw:line draw:style-name="gr4" draw:text-style-name="P1" draw:layer="layout" svg:x1="7.75cm" svg:y1="3.024cm" svg:x2="7.757cm" svg:y2="5.58cm">
          <text:p text:style-name="P5"/>
        </draw:line>
        <draw:line draw:style-name="gr4" draw:text-style-name="P1" draw:layer="layout" svg:x1="12.491cm" svg:y1="3cm" svg:x2="12.495cm" svg:y2="4.814cm">
          <text:p text:style-name="P5"/>
        </draw:line>
        <draw:line draw:style-name="gr4" draw:text-style-name="P1" draw:layer="layout" svg:x1="13.46cm" svg:y1="2.448cm" svg:x2="13.466cm" svg:y2="3.902cm">
          <text:p text:style-name="P5"/>
        </draw:line>
        <draw:line draw:style-name="gr4" draw:text-style-name="P1" draw:layer="layout" svg:x1="14.68cm" svg:y1="3.102cm" svg:x2="14.68cm" svg:y2="10.81cm">
          <text:p text:style-name="P5"/>
        </draw:line>
        <draw:line draw:style-name="gr4" draw:text-style-name="P1" draw:layer="layout" svg:x1="13.083cm" svg:y1="3.084cm" svg:x2="13.087cm" svg:y2="3.883cm">
          <text:p text:style-name="P5"/>
        </draw:line>
        <draw:line draw:style-name="gr4" draw:text-style-name="P1" draw:layer="layout" svg:x1="10.556cm" svg:y1="1.112cm" svg:x2="10.556cm" svg:y2="2.781cm">
          <text:p text:style-name="P5"/>
        </draw:line>
        <draw:line draw:style-name="gr4" draw:text-style-name="P1" draw:layer="layout" svg:x1="14.304cm" svg:y1="1.076cm" svg:x2="14.304cm" svg:y2="2.818cm">
          <text:p text:style-name="P5"/>
        </draw:line>
        <draw:line draw:style-name="gr4" draw:text-style-name="P1" draw:layer="layout" svg:x1="13.928cm" svg:y1="3.195cm" svg:x2="13.92cm" svg:y2="6.725cm">
          <text:p text:style-name="P5"/>
        </draw:line>
        <draw:line draw:style-name="gr4" draw:text-style-name="P1" draw:layer="layout" svg:x1="13.471cm" svg:y1="1.072cm" svg:x2="13.47cm" svg:y2="1.813cm">
          <text:p text:style-name="P5"/>
        </draw:line>
        <draw:line draw:style-name="gr4" draw:text-style-name="P1" draw:layer="layout" svg:x1="8.095cm" svg:y1="9.875cm" svg:x2="8.097cm" svg:y2="10.793cm">
          <text:p text:style-name="P5"/>
        </draw:line>
        <draw:line draw:style-name="gr4" draw:text-style-name="P1" draw:layer="layout" svg:x1="11.331cm" svg:y1="9.609cm" svg:x2="11.332cm" svg:y2="10.8cm">
          <text:p text:style-name="P5"/>
        </draw:line>
        <draw:line draw:style-name="gr4" draw:text-style-name="P1" draw:layer="layout" svg:x1="12.773cm" svg:y1="11.022cm" svg:x2="12.773cm" svg:y2="12.221cm">
          <text:p text:style-name="P5"/>
        </draw:line>
        <draw:line draw:style-name="gr4" draw:text-style-name="P1" draw:layer="layout" svg:x1="14.309cm" svg:y1="10.982cm" svg:x2="14.312cm" svg:y2="12.183cm">
          <text:p text:style-name="P5"/>
        </draw:line>
        <draw:rect draw:style-name="gr6" draw:text-style-name="P3" draw:layer="layout" svg:width="4.705cm" svg:height="0.291cm" svg:x="10.088cm" svg:y="10.809cm">
          <text:p text:style-name="P2"><text:span text:style-name="T1">asc-support</text:span></text:p>
        </draw:rect>
        <draw:rect draw:style-name="gr6" draw:text-style-name="P3" draw:layer="layout" svg:width="0.763cm" svg:height="0.456cm" svg:x="13.923cm" svg:y="2.783cm">
          <text:p text:style-name="P2"><text:span text:style-name="T1">asf</text:span></text:p>
        </draw:rect>
        <draw:line draw:style-name="gr4" draw:text-style-name="P1" draw:layer="layout" svg:x1="1.493cm" svg:y1="11.086cm" svg:x2="1.497cm" svg:y2="12.225cm">
          <text:p text:style-name="P5"/>
        </draw:line>
        <draw:line draw:style-name="gr4" draw:text-style-name="P1" draw:layer="layout" svg:x1="3.646cm" svg:y1="7.374cm" svg:x2="3.646cm" svg:y2="12.237cm">
          <text:p text:style-name="P5"/>
        </draw:line>
        <draw:line draw:style-name="gr13" draw:text-style-name="P1" draw:layer="layout" svg:x1="3.39cm" svg:y1="8.359cm" svg:x2="3.664cm" svg:y2="8.359cm">
          <text:p text:style-name="P5"/>
        </draw:line>
        <draw:line draw:style-name="gr13" draw:text-style-name="P1" draw:layer="layout" svg:x1="1.786cm" svg:y1="11.178cm" svg:x2="3.657cm" svg:y2="11.176cm">
          <text:p text:style-name="P5"/>
        </draw:line>
        <draw:line draw:style-name="gr4" draw:text-style-name="P1" draw:layer="layout" svg:x1="2.157cm" svg:y1="7.286cm" svg:x2="2.17cm" svg:y2="12.233cm">
          <text:p text:style-name="P5"/>
        </draw:line>
        <draw:rect draw:style-name="gr5" draw:text-style-name="P3" draw:layer="layout" svg:width="1.299cm" svg:height="0.739cm" svg:x="0.517cm" svg:y="10.821cm">
          <text:p text:style-name="P2"><text:span text:style-name="T1">module-</text:span></text:p>
          <text:p text:style-name="P2"><text:span text:style-name="T1">manager</text:span></text:p>
        </draw:rect>
        <draw:line draw:style-name="gr13" draw:text-style-name="P1" draw:layer="layout" svg:x1="2.17cm" svg:y1="8.362cm" svg:x2="2.46cm" svg:y2="8.362cm">
          <text:p text:style-name="P5"/>
        </draw:line>
        <draw:rect draw:style-name="gr11" draw:text-style-name="P3" draw:layer="layout" svg:width="7.256cm" svg:height="0.335cm" svg:x="1.477cm" svg:y="9.503cm">
          <text:p text:style-name="P2"><text:span text:style-name="T1">meta-studio</text:span></text:p>
        </draw:rect>
        <draw:rect draw:style-name="gr6" draw:text-style-name="P3" draw:layer="layout" svg:width="5.253cm" svg:height="0.335cm" svg:x="9.491cm" svg:y="0.724cm">
          <text:p text:style-name="P2"><text:span text:style-name="T1">asfsdf-meta</text:span></text:p>
        </draw:rect>
        <draw:line draw:style-name="gr4" draw:text-style-name="P1" draw:layer="layout" svg:x1="2.867cm" svg:y1="8.576cm" svg:x2="2.867cm" svg:y2="9.483cm">
          <text:p text:style-name="P5"/>
        </draw:line>
        <draw:line draw:style-name="gr4" draw:text-style-name="P1" draw:layer="layout" svg:x1="12.628cm" svg:y1="12.386cm" svg:x2="12.628cm" svg:y2="13.728cm">
          <text:p text:style-name="P5"/>
        </draw:line>
        <draw:line draw:style-name="gr4" draw:text-style-name="P1" draw:layer="layout" svg:x1="14.316cm" svg:y1="12.521cm" svg:x2="14.312cm" svg:y2="13.731cm">
          <text:p text:style-name="P5"/>
        </draw:line>
        <draw:rect draw:style-name="gr11" draw:text-style-name="P3" draw:layer="layout" svg:width="1.474cm" svg:height="0.701cm" svg:x="0.95cm" svg:y="6.752cm">
          <text:p text:style-name="P2"><text:span text:style-name="T1">navigator-</text:span></text:p>
          <text:p text:style-name="P2"><text:span text:style-name="T1">gui</text:span></text:p>
        </draw:rect>
        <draw:rect draw:style-name="gr11" draw:text-style-name="P3" draw:layer="layout" svg:width="1.435cm" svg:height="0.677cm" svg:x="3.15cm" svg:y="6.752cm">
          <text:p text:style-name="P2"><text:span text:style-name="T1">module-</text:span></text:p>
          <text:p text:style-name="P2"><text:span text:style-name="T1">details-gui</text:span></text:p>
        </draw:rect>
        <draw:rect draw:style-name="gr11" draw:text-style-name="P3" draw:layer="layout" svg:width="1.308cm" svg:height="0.65cm" svg:x="6.466cm" svg:y="6.764cm">
          <text:p text:style-name="P2"><text:span text:style-name="T1">editor-</text:span></text:p>
          <text:p text:style-name="P2"><text:span text:style-name="T1">manager</text:span></text:p>
        </draw:rect>
        <draw:rect draw:style-name="gr5" draw:text-style-name="P3" draw:layer="layout" svg:width="1.662cm" svg:height="0.65cm" svg:x="8.286cm" svg:y="6.776cm">
          <text:p text:style-name="P2"><text:span text:style-name="T1">config-</text:span></text:p>
          <text:p text:style-name="P2"><text:span text:style-name="T1">manager</text:span></text:p>
        </draw:rect>
        <draw:rect draw:style-name="gr7" draw:text-style-name="P3" draw:layer="layout" svg:width="6.697cm" svg:height="0.335cm" svg:x="6.403cm" svg:y="2.757cm">
          <text:p text:style-name="P2"><text:span text:style-name="T1">sdf-meta</text:span></text:p>
        </draw:rect>
        <draw:rect draw:style-name="gr7" draw:text-style-name="P3" draw:layer="layout" svg:width="1.605cm" svg:height="0.335cm" svg:x="11.621cm" svg:y="4.889cm">
          <text:p text:style-name="P2"><text:span text:style-name="T1">pgen</text:span></text:p>
        </draw:rect>
        <draw:rect draw:style-name="gr14" draw:text-style-name="P3" draw:layer="layout" svg:width="1.258cm" svg:height="0.335cm" svg:x="10.329cm" svg:y="9.38cm">
          <text:p text:style-name="P2"><text:span text:style-name="T1">pandora</text:span></text:p>
        </draw:rect>
        <draw:rect draw:style-name="gr11" draw:text-style-name="P3" draw:layer="layout" svg:width="0.999cm" svg:height="0.682cm" svg:x="5.078cm" svg:y="6.764cm">
          <text:p text:style-name="P2"><text:span text:style-name="T1">dialog-</text:span></text:p>
          <text:p text:style-name="P2"><text:span text:style-name="T1">gui</text:span></text:p>
        </draw:rect>
        <draw:line draw:style-name="gr4" draw:text-style-name="P1" draw:layer="layout" svg:x1="1.839cm" svg:y1="12.652cm" svg:x2="1.829cm" svg:y2="13.76cm">
          <text:p text:style-name="P5"/>
        </draw:line>
        <draw:rect draw:style-name="gr7" draw:text-style-name="P3" draw:layer="layout" svg:width="1.258cm" svg:height="0.638cm" svg:x="12.83cm" svg:y="6.728cm">
          <text:p text:style-name="P2"><text:span text:style-name="T1">sdf-</text:span></text:p>
          <text:p text:style-name="P2"><text:span text:style-name="T1">support</text:span></text:p>
        </draw:rect>
        <draw:line draw:style-name="gr15" draw:text-style-name="P1" draw:layer="layout" svg:x1="7.928cm" svg:y1="14.579cm" svg:x2="7.928cm" svg:y2="16.175cm">
          <text:p text:style-name="P5"/>
        </draw:line>
        <draw:g>
          <draw:frame draw:style-name="gr16" draw:text-style-name="P6" draw:layer="layout" svg:width="11.553cm" svg:height="1.433cm" svg:x="3.312cm" svg:y="20.515cm">
            <draw:text-box>
              <text:p text:style-name="P5"><text:span text:style-name="T2">Key</text:span><text:span text:style-name="T3"> <text:s text:c="11"/>= package, <text:s text:c="21"/>= external package</text:span></text:p>
              <text:p text:style-name="P5"><text:span text:style-name="T3"/></text:p>
              <text:p text:style-name="P5"><text:span text:style-name="T3"><text:s text:c="18"/></text:span><text:span text:style-name="T3">= uses <text:s text:c="28"/>= may use any of</text:span></text:p>
            </draw:text-box>
          </draw:frame>
          <draw:rect draw:style-name="gr17" draw:text-style-name="P1" draw:layer="layout" svg:width="0.48cm" svg:height="0.544cm" svg:x="4.362cm" svg:y="20.538cm">
            <text:p text:style-name="P5"/>
          </draw:rect>
          <draw:rect draw:style-name="gr18" draw:text-style-name="P1" draw:layer="layout" svg:width="0.539cm" svg:height="0.459cm" svg:x="7.201cm" svg:y="20.55cm">
            <text:p text:style-name="P5"/>
          </draw:rect>
          <draw:line draw:style-name="gr19" draw:text-style-name="P1" draw:layer="layout" svg:x1="4.15cm" svg:y1="21.641cm" svg:x2="4.895cm" svg:y2="21.646cm">
            <text:p text:style-name="P5"/>
          </draw:line>
          <draw:line draw:style-name="gr15" draw:text-style-name="P1" draw:layer="layout" svg:x1="6.891cm" svg:y1="21.641cm" svg:x2="8.199cm" svg:y2="21.641cm">
            <text:p text:style-name="P5"/>
          </draw:line>
        </draw:g>
        <draw:frame draw:style-name="gr20" draw:text-style-name="P7" draw:layer="layout" svg:width="4.451cm" svg:height="0.725cm" svg:x="0.767cm" svg:y="4.715cm">
          <draw:text-box>
            <text:p text:style-name="P5"><text:span text:style-name="T4">Kernel layer</text:span></text:p>
          </draw:text-box>
        </draw:frame>
        <draw:frame draw:style-name="gr20" draw:text-style-name="P7" draw:layer="layout" svg:width="5.531cm" svg:height="0.725cm" svg:x="0.866cm" svg:y="3.152cm">
          <draw:text-box>
            <text:p text:style-name="P5"><text:span text:style-name="T4">SDF layer</text:span></text:p>
          </draw:text-box>
        </draw:frame>
        <draw:frame draw:style-name="gr20" draw:text-style-name="P7" draw:layer="layout" svg:width="5.531cm" svg:height="0.725cm" svg:x="0.975cm" svg:y="1.188cm">
          <draw:text-box>
            <text:p text:style-name="P5"><text:span text:style-name="T4">ASF layer</text:span></text:p>
          </draw:text-box>
        </draw:frame>
        <draw:frame draw:style-name="gr20" draw:text-style-name="P7" draw:layer="layout" svg:width="5.531cm" svg:height="0.725cm" svg:x="0.657cm" svg:y="16.159cm">
          <draw:text-box>
            <text:p text:style-name="P5"><text:span text:style-name="T4">Infrastructure layer</text:span></text:p>
          </draw:text-box>
        </draw:frame>
        <draw:rect draw:style-name="gr5" draw:text-style-name="P3" draw:layer="layout" svg:width="0.871cm" svg:height="0.335cm" svg:x="4.913cm" svg:y="10.821cm">
          <text:p text:style-name="P2"><text:span text:style-name="T1">tide</text:span></text:p>
        </draw:rect>
        <draw:rect draw:style-name="gr5" draw:text-style-name="P3" draw:layer="layout" svg:width="1.29cm" svg:height="0.656cm" svg:x="3.057cm" svg:y="12.249cm">
          <text:p text:style-name="P2"><text:span text:style-name="T1">module-</text:span></text:p>
          <text:p text:style-name="P2"><text:span text:style-name="T1">support</text:span></text:p>
        </draw:rect>
        <draw:rect draw:style-name="gr5" draw:text-style-name="P3" draw:layer="layout" svg:width="1.194cm" svg:height="0.774cm" svg:x="1.282cm" svg:y="12.249cm">
          <text:p text:style-name="P2"><text:span text:style-name="T1">graph-</text:span></text:p>
          <text:p text:style-name="P2"><text:span text:style-name="T1">support</text:span></text:p>
        </draw:rect>
        <draw:line draw:style-name="gr4" draw:text-style-name="P1" draw:layer="layout" svg:x1="8.081cm" svg:y1="8.515cm" svg:x2="8.081cm" svg:y2="9.499cm">
          <text:p text:style-name="P5"/>
        </draw:line>
        <draw:rect draw:style-name="gr7" draw:text-style-name="P3" draw:layer="layout" svg:width="1.29cm" svg:height="0.335cm" svg:x="11.891cm" svg:y="12.249cm">
          <text:p text:style-name="P2"><text:span text:style-name="T1">sglr</text:span></text:p>
        </draw:rect>
        <draw:rect draw:style-name="gr11" draw:text-style-name="P3" draw:layer="layout" svg:width="1.29cm" svg:height="0.653cm" svg:x="10.657cm" svg:y="6.752cm">
          <text:p text:style-name="P2"><text:span text:style-name="T1">structure-</text:span></text:p>
          <text:p text:style-name="P2"><text:span text:style-name="T1">editor</text:span></text:p>
        </draw:rect>
        <draw:rect draw:style-name="gr6" draw:text-style-name="P3" draw:layer="layout" svg:width="1.076cm" svg:height="0.645cm" svg:x="13.741cm" svg:y="12.201cm">
          <text:p text:style-name="P2"><text:span text:style-name="T1">asf-</text:span></text:p>
          <text:p text:style-name="P2"><text:span text:style-name="T1">support</text:span></text:p>
        </draw:rect>
        <draw:line draw:style-name="gr4" draw:text-style-name="P1" draw:layer="layout" svg:x1="0.59cm" svg:y1="5.96cm" svg:x2="0.593cm" svg:y2="10.789cm">
          <text:p text:style-name="P5"/>
        </draw:line>
        <draw:rect draw:style-name="gr11" draw:text-style-name="P3" draw:layer="layout" svg:width="1.355cm" svg:height="0.68cm" svg:x="7.391cm" svg:y="8.027cm">
          <text:p text:style-name="P2"><text:span text:style-name="T1">progress-</text:span></text:p>
          <text:p text:style-name="P2"><text:span text:style-name="T1">gui</text:span></text:p>
        </draw:rect>
        <draw:rect draw:style-name="gr11" draw:text-style-name="P3" draw:layer="layout" svg:width="1.006cm" svg:height="0.628cm" svg:x="2.373cm" svg:y="8.002cm">
          <text:p text:style-name="P2"><text:span text:style-name="T1">graph-</text:span></text:p>
          <text:p text:style-name="P2"><text:span text:style-name="T1">gui</text:span></text:p>
        </draw:rect>
        <draw:rect draw:style-name="gr11" draw:text-style-name="P3" draw:layer="layout" svg:width="11.679cm" svg:height="0.335cm" svg:x="0.501cm" svg:y="5.684cm">
          <text:p text:style-name="P2"><text:span text:style-name="T1">me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2-25T18:21:12</dc:date>
    <meta:print-date>2006-10-22T01:13:53</meta:print-date>
    <dc:language>en-US</dc:language>
    <meta:editing-cycles>35</meta:editing-cycles>
    <meta:editing-duration>P4DT9H28M43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